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automatic-styles>
    <style:style style:name="Tabella4" style:family="table">
      <style:table-properties style:width="6.6924in" table:align="margins"/>
    </style:style>
    <style:style style:name="Tabella4.A" style:family="table-column">
      <style:table-column-properties style:column-width="3.3458in" style:rel-column-width="32767*"/>
    </style:style>
    <style:style style:name="Tabella4.B" style:family="table-column">
      <style:table-column-properties style:column-width="3.3465in" style:rel-column-width="32768*"/>
    </style:style>
    <style:style style:name="Tabella4.A1" style:family="table-cell">
      <style:table-cell-properties fo:padding-left="0.1576in" fo:padding-right="0.1576in" fo:padding-top="0.0785in" fo:padding-bottom="0.0785in" fo:border-left="none" fo:border-right="0.0007in solid #000000" fo:border-top="none" fo:border-bottom="0.0139in solid #000000"/>
    </style:style>
    <style:style style:name="Tabella4.B1" style:family="table-cell">
      <style:table-cell-properties fo:padding-left="0.1576in" fo:padding-right="0.1576in" fo:padding-top="0.0785in" fo:padding-bottom="0.0785in" fo:border-left="0.0139in solid #000000" fo:border-right="none" fo:border-top="none" fo:border-bottom="0.0139in solid #000000"/>
    </style:style>
    <style:style style:name="Tabella4.A2" style:family="table-cell">
      <style:table-cell-properties fo:padding-left="0.1576in" fo:padding-right="0.1576in" fo:padding-top="0.0785in" fo:padding-bottom="0.0785in" fo:border-left="none" fo:border-right="none" fo:border-top="0.0007in solid #000000" fo:border-bottom="none"/>
    </style:style>
    <style:style style:name="Tabella4.B2" style:family="table-cell">
      <style:table-cell-properties fo:padding-left="0.1576in" fo:padding-right="0.1576in" fo:padding-top="0.0785in" fo:padding-bottom="0.0785in" fo:border-left="0.0139in solid #000000" fo:border-right="none" fo:border-top="none" fo:border-bottom="none"/>
    </style:style>
    <style:style style:name="Tabella2" style:family="table">
      <style:table-properties style:width="6.6924in" table:align="margins"/>
    </style:style>
    <style:style style:name="Tabella2.A" style:family="table-column">
      <style:table-column-properties style:column-width="0.7917in" style:rel-column-width="7752*"/>
    </style:style>
    <style:style style:name="Tabella2.B" style:family="table-column">
      <style:table-column-properties style:column-width="0.7813in" style:rel-column-width="7650*"/>
    </style:style>
    <style:style style:name="Tabella2.C" style:family="table-column">
      <style:table-column-properties style:column-width="5.1194in" style:rel-column-width="50133*"/>
    </style:style>
    <style:style style:name="Tabella2.A1" style:family="table-cell">
      <style:table-cell-properties fo:padding="0.0382in" fo:border-left="none" fo:border-right="none" fo:border-top="none" fo:border-bottom="0.0007in solid #000000"/>
    </style:style>
    <style:style style:name="Tabella2.B1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la2.A2" style:family="table-cell">
      <style:table-cell-properties fo:padding="0.0382in" fo:border="none"/>
    </style:style>
    <style:style style:name="Tabella2.B2" style:family="table-cell">
      <style:table-cell-properties fo:padding="0.0382in" fo:border-left="0.0007in solid #000000" fo:border-right="none" fo:border-top="none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Franklin Gothic Medium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Franklin Gothic Medium" fo:font-size="11pt" style:font-size-asian="11pt" style:font-size-complex="11pt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use-window-font-color="true" style:font-name="Arial2" fo:font-size="15pt" fo:font-style="normal" style:text-underline-style="none" fo:font-weight="bold" style:font-name-asian="Arial2" style:font-size-asian="15pt" style:font-style-asian="normal" style:font-weight-asian="bold" style:font-name-complex="Arial2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Arial2" fo:font-size="15pt" style:font-name-asian="Arial2" style:font-size-asian="15pt" style:font-name-complex="Arial2" style:font-size-complex="15pt"/>
    </style:style>
    <style:style style:name="P17" style:family="paragraph" style:parent-style-name="Standard">
      <style:paragraph-properties fo:text-align="start" style:justify-single-word="false"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18" style:family="paragraph" style:parent-style-name="Standard">
      <style:paragraph-properties style:text-autospace="none"/>
      <style:text-properties style:font-name="Arial2" fo:font-size="15pt" fo:font-weight="bold" style:font-name-asian="Arial2" style:font-size-asian="15pt" style:font-weight-asian="bold" style:font-name-complex="Arial2" style:font-size-complex="15pt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style:font-name="Arial2" fo:font-size="15pt" fo:font-weight="normal" style:font-name-asian="Arial2" style:font-size-asian="15pt" style:font-weight-asian="normal" style:font-name-complex="Arial2" style:font-size-complex="15pt" style:font-weight-complex="normal"/>
    </style:style>
    <style:style style:name="P20" style:family="paragraph" style:parent-style-name="Standard">
      <style:paragraph-properties style:text-autospace="none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P21" style:family="paragraph" style:parent-style-name="Standard">
      <style:paragraph-properties style:text-autospace="none"/>
      <style:text-properties style:font-name="Arial2" fo:font-size="12pt" style:font-name-asian="Arial2" style:font-size-asian="12pt" style:font-name-complex="Arial2" style:font-size-complex="12pt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5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7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8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9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0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2" style:family="paragraph" style:parent-style-name="Standard" style:list-style-name="L1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style:text-autospace="none"/>
      <style:text-properties style:use-window-font-color="true" style:font-name="Arial2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34" style:family="paragraph" style:parent-style-name="Standard">
      <style:paragraph-properties fo:margin-left="0in" fo:margin-right="0in" fo:text-align="justify" style:justify-single-word="false" fo:text-indent="0in" style:auto-text-indent="false" fo:break-before="page" style:text-autospace="none"/>
      <style:text-properties style:use-window-font-color="true" style:font-name="Arial2" fo:font-size="15pt" fo:font-style="normal" style:text-underline-style="none" fo:font-weight="normal" style:font-name-asian="Arial2" style:font-size-asian="15pt" style:font-style-asian="normal" style:font-weight-asian="normal" style:font-name-complex="Arial2" style:font-size-complex="15pt" style:font-style-complex="normal" style:font-weight-complex="normal"/>
    </style:style>
    <style:style style:name="P3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1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1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1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1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1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1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1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1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">Incontro cliente 27 Novembre</text:p>
          </table:table-cell>
          <table:table-cell table:style-name="Tabella4.B1" office:value-type="string">
            <text:p text:style-name="P9">27 Novembre 2007</text:p>
          </table:table-cell>
        </table:table-row>
        <table:table-row>
          <table:table-cell table:style-name="Tabella4.A2" office:value-type="string">
            <text:p text:style-name="P8">Interno</text:p>
          </table:table-cell>
          <table:table-cell table:style-name="Tabella4.B2" office:value-type="string">
            <text:p text:style-name="P9">Incontro_cliente_271107_1.0.pdf</text:p>
          </table:table-cell>
        </table:table-row>
      </table:table>
      <text:p text:style-name="P13"/>
      <text:p text:style-name="P13"/>
      <text:p text:style-name="P14">Redazione:</text:p>
      <text:p text:style-name="P16"><text:tab/><text:tab/><text:tab/>Rubin Luca</text:p>
      <text:p text:style-name="P17"/>
      <text:p text:style-name="P17">Revisione:<text:tab/></text:p>
      <text:p text:style-name="P16"><text:tab/><text:tab/><text:tab/>non necessario</text:p>
      <text:p text:style-name="P17"/>
      <text:p text:style-name="P17">Approvazione:</text:p>
      <text:p text:style-name="P19"><text:tab/><text:tab/><text:tab/>non necessario</text:p>
      <text:p text:style-name="P17"/>
      <text:p text:style-name="P17">Lista di distribuzione:</text:p>
      <text:p text:style-name="P16"><text:tab/><text:tab/><text:tab/><text:tab/><text:tab/><text:tab/>Vardanega Tullio</text:p>
      <text:p text:style-name="P16"><text:tab/><text:tab/><text:tab/><text:tab/><text:tab/><text:tab/>Palazzi Claudio</text:p>
      <text:p text:style-name="P16"><text:tab/><text:tab/><text:tab/><text:tab/><text:tab/><text:tab/>Stylosoft</text:p>
      <text:p text:style-name="P16"/>
      <text:p text:style-name="P18">Registro delle modifiche:</text:p>
      <text:p text:style-name="P18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Versione</text:p>
          </table:table-cell>
          <table:table-cell table:style-name="Tabella2.B1" office:value-type="string">
            <text:p text:style-name="P20">Data</text:p>
          </table:table-cell>
          <table:table-cell table:style-name="Tabella2.A1" office:value-type="string">
            <text:p text:style-name="P10">Descrizione delle modifiche</text:p>
          </table:table-cell>
        </table:table-row>
        <table:table-row>
          <table:table-cell table:style-name="Tabella2.A2" office:value-type="string">
            <text:p text:style-name="P21"/>
          </table:table-cell>
          <table:table-cell table:style-name="Tabella2.B2" office:value-type="string">
            <text:p text:style-name="P21"/>
          </table:table-cell>
          <table:table-cell table:style-name="Tabella2.B2" office:value-type="string">
            <text:p text:style-name="Table_20_Contents"/>
          </table:table-cell>
        </table:table-row>
      </table:table>
      <text:p text:style-name="P15"/>
      <text:p text:style-name="P15"/>
      <text:p text:style-name="P15"/>
      <text:p text:style-name="P34">1. Verbalizzazione</text:p>
      <text:p text:style-name="P33"/>
      <text:p text:style-name="P15"><text:tab/>In data 11 novembre 2007, gli analisti e il verbalista hanno effetuato l'incontro preliminare con il committente per presentare il nostro gruppo e per porre alcune domande in merito ai requisiti presenti nel capitolato C01.</text:p>
      <text:p text:style-name="P15"><text:tab/></text:p>
      <text:p text:style-name="P15"><text:tab/>Da tale incontro sono emerse le caratteristiche fondamentali che il software dovra' possedere:</text:p>
      <text:list text:style-name="L1">
        <text:list-item>
          <text:p text:style-name="P23">semplicita' e immediatezza di utilizzo </text:p>
        </text:list-item>
        <text:list-item>
          <text:p text:style-name="P23">metodi di rappresentazione dello stato complessivo del sistema (mediante interfaccia grafica)</text:p>
        </text:list-item>
        <text:list-item>
          <text:p text:style-name="P23">utilizzo dell'output di “SGPEMv2” nel modo seguente:</text:p>
          <text:list>
            <text:list-item>
              <text:p text:style-name="P23">inserimento della quantita' di memoria utilizzata da codice e dati</text:p>
            </text:list-item>
            <text:list-item>
              <text:p text:style-name="P23">temporizzazione delle richieste di pagine/segmenti</text:p>
            </text:list-item>
            <text:list-item>
              <text:p text:style-name="P23">altre caratteristiche opzionali previste dall'utilizzo normale del programma</text:p>
            </text:list-item>
          </text:list>
        </text:list-item>
        <text:list-item>
          <text:p text:style-name="P23">modalita' di configurazione del programma da parte dell'utente (utilizzando modalita' di default oppure addentrandosi nei particolari di paginazione, segmentazione, ecc.)</text:p>
        </text:list-item>
      </text:list>
      <text:p text:style-name="P15"/>
      <text:p text:style-name="P15"><text:tab/>Inoltre sono stati specificati i seguenti punti:</text:p>
      <text:list text:style-name="L1">
        <text:list-item>
          <text:p text:style-name="P23">passaggio del requisito “schedulazione processi” da obbligatorio a opzionale</text:p>
        </text:list-item>
        <text:list-item>
          <text:p text:style-name="P23">richiesta dei sorgenti del programma “SGPEMv2” per sopperire alla mancanza di schedulazione di processi e per comprendere il formato di output dello stesso in modo tale da riutilizzarlo come input per SiGeM</text:p>
        </text:list-item>
        <text:list-item>
          <text:p text:style-name="P23">modalita' di implementazione della guida (seguendo il modello di “SGPEMv2”)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true"/>
    </style:default-page-layout>
  </office:styles>
  <office:automatic-styles>
    <style:style style:name="Tabella1" style:family="table">
      <style:table-properties style:width="6.6924in" table:align="left"/>
    </style:style>
    <style:style style:name="Tabella1.A" style:family="table-column">
      <style:table-column-properties style:column-width="4.834in"/>
    </style:style>
    <style:style style:name="Tabella1.B" style:family="table-column">
      <style:table-column-properties style:column-width="1.8583in"/>
    </style:style>
    <style:style style:name="Tabella1.1" style:family="table-row">
      <style:table-row-properties style:min-row-height="1.1458in"/>
    </style:style>
    <style:style style:name="Tabella1.A1" style:family="table-cell">
      <style:table-cell-properties fo:padding="0.0382in" fo:border-left="none" fo:border-right="none" fo:border-top="none" fo:border-bottom="0.0007in solid #000000"/>
    </style:style>
    <style:style style:name="Tabella1.B1.1" style:family="table-row">
      <style:table-row-properties style:min-row-height="0.5729in"/>
    </style:style>
    <style:style style:name="Tabella1.B1.1.1" style:family="table-cell">
      <style:table-cell-properties fo:padding="0.0382in" fo:border-left="0.0007in solid #000000" fo:border-right="none" fo:border-top="none" fo:border-bottom="0.0007in solid #000000"/>
    </style:style>
    <style:style style:name="Tabella1.B1.2" style:family="table-row">
      <style:table-row-properties style:min-row-height="0.2493in"/>
    </style:style>
    <style:style style:name="Tabella3" style:family="table">
      <style:table-properties style:width="6.6924in" table:align="margins"/>
    </style:style>
    <style:style style:name="Tabella3.A" style:family="table-column">
      <style:table-column-properties style:column-width="1.6458in" style:rel-column-width="16116*"/>
    </style:style>
    <style:style style:name="Tabella3.D" style:family="table-column">
      <style:table-column-properties style:column-width="1.7549in" style:rel-column-width="17187*"/>
    </style:style>
    <style:style style:name="Tabella3.A1" style:family="table-cell">
      <style:table-cell-properties fo:padding="0.0396in" fo:border-left="none" fo:border-right="none" fo:border-top="0.0007in solid #000000" fo:border-bottom="none"/>
    </style:style>
    <style:style style:name="Tabella3.B1" style:family="table-cell">
      <style:table-cell-properties fo:padding="0.0396in" fo:border-left="0.0007in solid #000000" fo:border-right="none" fo:border-top="0.0007in solid #000000" fo:border-bottom="none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2.7811in"/>
          <style:tab-stop style:position="3.3457in" style:type="center"/>
          <style:tab-stop style:position="6.6925in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center" style:justify-single-word="false" fo:padding="0.0291in" fo:border-left="none" fo:border-right="none" fo:border-top="none" fo:border-bottom="0.0008in solid #000000" style:join-border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Table_20_Contents">
      <style:paragraph-properties fo:text-align="center" style:justify-single-word="false"/>
      <style:text-properties fo:color="#666666" style:font-name="Franklin Gothic Medium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Footer">
      <style:paragraph-properties fo:text-align="end" style:justify-single-word="false"/>
      <style:text-properties fo:color="#666666" style:font-name="Franklin Gothic Medium" fo:font-size="10pt" style:text-underline-style="none" fo:font-weight="bold" style:font-size-asian="10pt" style:font-weight-asian="bold" style:font-size-complex="10pt" style:font-weight-complex="bold"/>
    </style:style>
    <style:style style:name="P9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1.7819in" svg:height="0.8201in" draw:z-index="1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  <table:table table:name="Tabella3" table:style-name="Tabella3">
          <table:table-column table:style-name="Tabella3.A" table:number-columns-repeated="3"/>
          <table:table-column table:style-name="Tabella3.D"/>
          <table:table-row>
            <table:table-cell table:style-name="Tabella3.A1" office:value-type="string">
              <text:p text:style-name="P7">Versione: </text:p>
              <text:p text:style-name="P7">1.0</text:p>
            </table:table-cell>
            <table:table-cell table:style-name="Tabella3.B1" office:value-type="string">
              <text:p text:style-name="P7">Creazione documento:</text:p>
              <text:p text:style-name="P7">27/11/07</text:p>
            </table:table-cell>
            <table:table-cell table:style-name="Tabella3.B1" office:value-type="string">
              <text:p text:style-name="P7">Ultima modifica: </text:p>
              <text:p text:style-name="P7">27/11/07</text:p>
            </table:table-cell>
            <table:table-cell table:style-name="Tabella3.B1" office:value-type="string">
              <text:p text:style-name="P8">Pagina <text:page-number text:select-page="current">2</text:page-number> di <text:page-count>2</text:page-count></text:p>
            </table:table-cell>
          </table:table-row>
        </table:table>
        <text:p text:style-name="P9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5-11-14T20:17:39</meta:creation-date>
    <dc:creator>Rubin [IN1]</dc:creator>
    <dc:date>2007-11-27T15:55:59</dc:date>
    <meta:print-date>2005-11-30T16:25:56</meta:print-date>
    <meta:editing-cycles>303</meta:editing-cycles>
    <meta:editing-duration>P1DT3H24M31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45" meta:word-count="240" meta:character-count="1795"/>
  </office:meta>
</office:document-meta>
</file>